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523cm">
            <draw:object draw:notify-on-update-of-ranges="Sheet1.A2:Sheet1.A60 Sheet1.B2:Sheet1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2]-2"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3]-2"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4]-2"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5]-2"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6]-2"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7]-2"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8]-2"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]-2"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10]-2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1]-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12]-2"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13]-2"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14]-2"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5]-2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16]-2"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17]-2"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formula="of:=[.A18]-2" office:value-type="float" office:value="286" calcext:value-type="float">
            <text:p>286</text:p>
          </table:table-cell>
          <table:table-cell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formula="of:=[.A19]-2" office:value-type="float" office:value="284" calcext:value-type="float">
            <text:p>284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table:formula="of:=[.A20]-2" office:value-type="float" office:value="282" calcext:value-type="float">
            <text:p>282</text:p>
          </table:table-cell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formula="of:=[.A21]-2" office:value-type="float" office:value="280" calcext:value-type="float">
            <text:p>280</text:p>
          </table:table-cell>
          <table:table-cell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table:formula="of:=[.A22]-2" office:value-type="float" office:value="278" calcext:value-type="float">
            <text:p>278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23]-2" office:value-type="float" office:value="276" calcext:value-type="float">
            <text:p>276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24]-2" office:value-type="float" office:value="274" calcext:value-type="float">
            <text:p>274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25]-2" office:value-type="float" office:value="272" calcext:value-type="float">
            <text:p>272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26]-2" office:value-type="float" office:value="270" calcext:value-type="float">
            <text:p>270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27]-2" office:value-type="float" office:value="268" calcext:value-type="float">
            <text:p>268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28]-2" office:value-type="float" office:value="266" calcext:value-type="float">
            <text:p>266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29]-2" office:value-type="float" office:value="264" calcext:value-type="float">
            <text:p>264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30]-2" office:value-type="float" office:value="262" calcext:value-type="float">
            <text:p>262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31]-2" office:value-type="float" office:value="260" calcext:value-type="float">
            <text:p>260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32]-2" office:value-type="float" office:value="258" calcext:value-type="float">
            <text:p>258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33]-2" office:value-type="float" office:value="256" calcext:value-type="float">
            <text:p>256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34]-2" office:value-type="float" office:value="254" calcext:value-type="float">
            <text:p>254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35]-2" office:value-type="float" office:value="252" calcext:value-type="float">
            <text:p>252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36]-2" office:value-type="float" office:value="250" calcext:value-type="float">
            <text:p>250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37]-2" office:value-type="float" office:value="248" calcext:value-type="float">
            <text:p>248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38]-2" office:value-type="float" office:value="246" calcext:value-type="float">
            <text:p>246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39]-2" office:value-type="float" office:value="244" calcext:value-type="float">
            <text:p>244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40]-2" office:value-type="float" office:value="242" calcext:value-type="float">
            <text:p>242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41]-2" office:value-type="float" office:value="240" calcext:value-type="float">
            <text:p>24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string" calcext:value-type="string">
            <text:p>Quarter circle</text:p>
          </table:table-cell>
          <table:table-cell office:value-type="string" calcext:value-type="string">
            <text:p>sqrt(2*r*x-x*x)</text:p>
          </table:table-cell>
          <table:table-cell table:number-columns-repeated="6"/>
        </table:table-row>
        <table:table-row table:style-name="ro1">
          <table:table-cell table:formula="of:=[.A42]-2" office:value-type="float" office:value="238" calcext:value-type="float">
            <text:p>238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 rounded</text:p>
          </table:table-cell>
          <table:table-cell table:number-columns-repeated="5"/>
        </table:table-row>
        <table:table-row table:style-name="ro1">
          <table:table-cell table:formula="of:=[.A43]-2" office:value-type="float" office:value="236" calcext:value-type="float">
            <text:p>236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QRT(32*[.F44]-[.F44]*[.F44])" office:value-type="float" office:value="5.56776436283002" calcext:value-type="float">
            <text:p>5,56776436283002</text:p>
          </table:table-cell>
          <table:table-cell table:formula="of:=ROUND([.G44];0)"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SIN([.J44])" office:value-type="float" office:value="0.0998334166468282" calcext:value-type="float">
            <text:p>0,0998334166468282</text:p>
          </table:table-cell>
          <table:table-cell table:formula="of:=[.K44]*16" office:value-type="float" office:value="1.59733466634925" calcext:value-type="float">
            <text:p>1,59733466634925</text:p>
          </table:table-cell>
          <table:table-cell table:formula="of:=ROUND([.L44];0)" office:value-type="float" office:value="2" calcext:value-type="float">
            <text:p>2</text:p>
          </table:table-cell>
        </table:table-row>
        <table:table-row table:style-name="ro1">
          <table:table-cell table:formula="of:=[.A44]-2"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SQRT(32*[.F45]-[.F45]*[.F45])" office:value-type="float" office:value="7.74596669241483" calcext:value-type="float">
            <text:p>7,74596669241483</text:p>
          </table:table-cell>
          <table:table-cell table:formula="of:=ROUND([.G45];0)" office:value-type="float" office:value="8" calcext:value-type="float">
            <text:p>8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SIN([.J45])" office:value-type="float" office:value="0.198669330795061" calcext:value-type="float">
            <text:p>0,198669330795061</text:p>
          </table:table-cell>
          <table:table-cell table:formula="of:=[.K45]*16" office:value-type="float" office:value="3.17870929272098" calcext:value-type="float">
            <text:p>3,17870929272098</text:p>
          </table:table-cell>
          <table:table-cell table:formula="of:=ROUND([.L45];0)" office:value-type="float" office:value="3" calcext:value-type="float">
            <text:p>3</text:p>
          </table:table-cell>
        </table:table-row>
        <table:table-row table:style-name="ro1">
          <table:table-cell table:formula="of:=[.A45]-2"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QRT(32*[.F46]-[.F46]*[.F46])" office:value-type="float" office:value="9.32737905308882" calcext:value-type="float">
            <text:p>9,32737905308882</text:p>
          </table:table-cell>
          <table:table-cell table:formula="of:=ROUND([.G46];0)"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SIN([.J46])" office:value-type="float" office:value="0.29552020666134" calcext:value-type="float">
            <text:p>0,29552020666134</text:p>
          </table:table-cell>
          <table:table-cell table:formula="of:=[.K46]*16" office:value-type="float" office:value="4.72832330658143" calcext:value-type="float">
            <text:p>4,72832330658143</text:p>
          </table:table-cell>
          <table:table-cell table:formula="of:=ROUND([.L46];0)" office:value-type="float" office:value="5" calcext:value-type="float">
            <text:p>5</text:p>
          </table:table-cell>
        </table:table-row>
        <table:table-row table:style-name="ro1">
          <table:table-cell table:formula="of:=[.A46]-2"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QRT(32*[.F47]-[.F47]*[.F47])" office:value-type="float" office:value="10.5830052442584" calcext:value-type="float">
            <text:p>10,5830052442584</text:p>
          </table:table-cell>
          <table:table-cell table:formula="of:=ROUND([.G47];0)" office:value-type="float" office:value="11" calcext:value-type="float">
            <text:p>11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SIN([.J47])" office:value-type="float" office:value="0.389418342308651" calcext:value-type="float">
            <text:p>0,389418342308651</text:p>
          </table:table-cell>
          <table:table-cell table:formula="of:=[.K47]*16" office:value-type="float" office:value="6.23069347693841" calcext:value-type="float">
            <text:p>6,23069347693841</text:p>
          </table:table-cell>
          <table:table-cell table:formula="of:=ROUND([.L47];0)" office:value-type="float" office:value="6" calcext:value-type="float">
            <text:p>6</text:p>
          </table:table-cell>
        </table:table-row>
        <table:table-row table:style-name="ro1">
          <table:table-cell table:formula="of:=[.A47]-2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SQRT(32*[.F48]-[.F48]*[.F48])" office:value-type="float" office:value="11.6189500386223" calcext:value-type="float">
            <text:p>11,6189500386223</text:p>
          </table:table-cell>
          <table:table-cell table:formula="of:=ROUND([.G48];0)" office:value-type="float" office:value="12" calcext:value-type="float">
            <text:p>12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SIN([.J48])" office:value-type="float" office:value="0.479425538604203" calcext:value-type="float">
            <text:p>0,479425538604203</text:p>
          </table:table-cell>
          <table:table-cell table:formula="of:=[.K48]*16" office:value-type="float" office:value="7.67080861766725" calcext:value-type="float">
            <text:p>7,67080861766725</text:p>
          </table:table-cell>
          <table:table-cell table:formula="of:=ROUND([.L48];0)" office:value-type="float" office:value="8" calcext:value-type="float">
            <text:p>8</text:p>
          </table:table-cell>
        </table:table-row>
        <table:table-row table:style-name="ro1">
          <table:table-cell table:formula="of:=[.A48]-2"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QRT(32*[.F49]-[.F49]*[.F49])" office:value-type="float" office:value="12.4899959967968" calcext:value-type="float">
            <text:p>12,4899959967968</text:p>
          </table:table-cell>
          <table:table-cell table:formula="of:=ROUND([.G49];0)" office:value-type="float" office:value="12" calcext:value-type="float">
            <text:p>12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SIN([.J49])" office:value-type="float" office:value="0.564642473395035" calcext:value-type="float">
            <text:p>0,564642473395035</text:p>
          </table:table-cell>
          <table:table-cell table:formula="of:=[.K49]*16" office:value-type="float" office:value="9.03427957432057" calcext:value-type="float">
            <text:p>9,03427957432057</text:p>
          </table:table-cell>
          <table:table-cell table:formula="of:=ROUND([.L49];0)" office:value-type="float" office:value="9" calcext:value-type="float">
            <text:p>9</text:p>
          </table:table-cell>
        </table:table-row>
        <table:table-row table:style-name="ro1">
          <table:table-cell table:formula="of:=[.A49]-2"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SQRT(32*[.F50]-[.F50]*[.F50])" office:value-type="float" office:value="13.228756555323" calcext:value-type="float">
            <text:p>13,228756555323</text:p>
          </table:table-cell>
          <table:table-cell table:formula="of:=ROUND([.G50];0)" office:value-type="float" office:value="13" calcext:value-type="float">
            <text:p>13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SIN([.J50])" office:value-type="float" office:value="0.644217687237691" calcext:value-type="float">
            <text:p>0,644217687237691</text:p>
          </table:table-cell>
          <table:table-cell table:formula="of:=[.K50]*16" office:value-type="float" office:value="10.3074829958031" calcext:value-type="float">
            <text:p>10,3074829958031</text:p>
          </table:table-cell>
          <table:table-cell table:formula="of:=ROUND([.L50];0)" office:value-type="float" office:value="10" calcext:value-type="float">
            <text:p>10</text:p>
          </table:table-cell>
        </table:table-row>
        <table:table-row table:style-name="ro1">
          <table:table-cell table:formula="of:=[.A50]-2"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SQRT(32*[.F51]-[.F51]*[.F51])" office:value-type="float" office:value="13.856406460551" calcext:value-type="float">
            <text:p>13,856406460551</text:p>
          </table:table-cell>
          <table:table-cell table:formula="of:=ROUND([.G51];0)" office:value-type="float" office:value="14" calcext:value-type="float">
            <text:p>14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SIN([.J51])" office:value-type="float" office:value="0.717356090899523" calcext:value-type="float">
            <text:p>0,717356090899523</text:p>
          </table:table-cell>
          <table:table-cell table:formula="of:=[.K51]*16" office:value-type="float" office:value="11.4776974543924" calcext:value-type="float">
            <text:p>11,4776974543924</text:p>
          </table:table-cell>
          <table:table-cell table:formula="of:=ROUND([.L51];0)" office:value-type="float" office:value="11" calcext:value-type="float">
            <text:p>11</text:p>
          </table:table-cell>
        </table:table-row>
        <table:table-row table:style-name="ro1">
          <table:table-cell table:formula="of:=[.A51]-2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SQRT(32*[.F52]-[.F52]*[.F52])" office:value-type="float" office:value="14.3874945699382" calcext:value-type="float">
            <text:p>14,3874945699382</text:p>
          </table:table-cell>
          <table:table-cell table:formula="of:=ROUND([.G52];0)" office:value-type="float" office:value="14" calcext:value-type="float">
            <text:p>14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SIN([.J52])" office:value-type="float" office:value="0.783326909627483" calcext:value-type="float">
            <text:p>0,783326909627483</text:p>
          </table:table-cell>
          <table:table-cell table:formula="of:=[.K52]*16" office:value-type="float" office:value="12.5332305540397" calcext:value-type="float">
            <text:p>12,5332305540397</text:p>
          </table:table-cell>
          <table:table-cell table:formula="of:=ROUND([.L52];0)" office:value-type="float" office:value="13" calcext:value-type="float">
            <text:p>13</text:p>
          </table:table-cell>
        </table:table-row>
        <table:table-row table:style-name="ro1">
          <table:table-cell table:formula="of:=[.A52]-2"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SQRT(32*[.F53]-[.F53]*[.F53])" office:value-type="float" office:value="14.8323969741913" calcext:value-type="float">
            <text:p>14,8323969741913</text:p>
          </table:table-cell>
          <table:table-cell table:formula="of:=ROUND([.G53];0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IN([.J53])" office:value-type="float" office:value="0.841470984807897" calcext:value-type="float">
            <text:p>0,841470984807897</text:p>
          </table:table-cell>
          <table:table-cell table:formula="of:=[.K53]*16" office:value-type="float" office:value="13.4635357569263" calcext:value-type="float">
            <text:p>13,4635357569263</text:p>
          </table:table-cell>
          <table:table-cell table:formula="of:=ROUND([.L53];0)" office:value-type="float" office:value="13" calcext:value-type="float">
            <text:p>13</text:p>
          </table:table-cell>
        </table:table-row>
        <table:table-row table:style-name="ro1">
          <table:table-cell table:formula="of:=[.A53]-2"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SQRT(32*[.F54]-[.F54]*[.F54])" office:value-type="float" office:value="15.1986841535707" calcext:value-type="float">
            <text:p>15,1986841535707</text:p>
          </table:table-cell>
          <table:table-cell table:formula="of:=ROUND([.G54];0)" office:value-type="float" office:value="15" calcext:value-type="float">
            <text:p>15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SIN([.J54])" office:value-type="float" office:value="0.891207360061435" calcext:value-type="float">
            <text:p>0,891207360061435</text:p>
          </table:table-cell>
          <table:table-cell table:formula="of:=[.K54]*16" office:value-type="float" office:value="14.259317760983" calcext:value-type="float">
            <text:p>14,259317760983</text:p>
          </table:table-cell>
          <table:table-cell table:formula="of:=ROUND([.L54];0)" office:value-type="float" office:value="14" calcext:value-type="float">
            <text:p>14</text:p>
          </table:table-cell>
        </table:table-row>
        <table:table-row table:style-name="ro1">
          <table:table-cell table:formula="of:=[.A54]-2"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SQRT(32*[.F55]-[.F55]*[.F55])" office:value-type="float" office:value="15.4919333848297" calcext:value-type="float">
            <text:p>15,4919333848297</text:p>
          </table:table-cell>
          <table:table-cell table:formula="of:=ROUND([.G55];0)" office:value-type="float" office:value="15" calcext:value-type="float">
            <text:p>15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SIN([.J55])" office:value-type="float" office:value="0.932039085967226" calcext:value-type="float">
            <text:p>0,932039085967226</text:p>
          </table:table-cell>
          <table:table-cell table:formula="of:=[.K55]*16" office:value-type="float" office:value="14.9126253754756" calcext:value-type="float">
            <text:p>14,9126253754756</text:p>
          </table:table-cell>
          <table:table-cell table:formula="of:=ROUND([.L55];0)" office:value-type="float" office:value="15" calcext:value-type="float">
            <text:p>15</text:p>
          </table:table-cell>
        </table:table-row>
        <table:table-row table:style-name="ro1">
          <table:table-cell table:formula="of:=[.A55]-2"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SQRT(32*[.F56]-[.F56]*[.F56])" office:value-type="float" office:value="15.7162336455017" calcext:value-type="float">
            <text:p>15,7162336455017</text:p>
          </table:table-cell>
          <table:table-cell table:formula="of:=ROUND([.G56];0)" office:value-type="float" office:value="16" calcext:value-type="float">
            <text:p>16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SIN([.J56])" office:value-type="float" office:value="0.963558185417193" calcext:value-type="float">
            <text:p>0,963558185417193</text:p>
          </table:table-cell>
          <table:table-cell table:formula="of:=[.K56]*16" office:value-type="float" office:value="15.4169309666751" calcext:value-type="float">
            <text:p>15,4169309666751</text:p>
          </table:table-cell>
          <table:table-cell table:formula="of:=ROUND([.L56];0)" office:value-type="float" office:value="15" calcext:value-type="float">
            <text:p>15</text:p>
          </table:table-cell>
        </table:table-row>
        <table:table-row table:style-name="ro1">
          <table:table-cell table:formula="of:=[.A56]-2"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SQRT(32*[.F57]-[.F57]*[.F57])" office:value-type="float" office:value="15.8745078663875" calcext:value-type="float">
            <text:p>15,8745078663875</text:p>
          </table:table-cell>
          <table:table-cell table:formula="of:=ROUND([.G57];0)" office:value-type="float" office:value="16" calcext:value-type="float">
            <text:p>16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SIN([.J57])" office:value-type="float" office:value="0.98544972998846" calcext:value-type="float">
            <text:p>0,98544972998846</text:p>
          </table:table-cell>
          <table:table-cell table:formula="of:=[.K57]*16" office:value-type="float" office:value="15.7671956798154" calcext:value-type="float">
            <text:p>15,7671956798154</text:p>
          </table:table-cell>
          <table:table-cell table:formula="of:=ROUND([.L57];0)" office:value-type="float" office:value="16" calcext:value-type="float">
            <text:p>16</text:p>
          </table:table-cell>
        </table:table-row>
        <table:table-row table:style-name="ro1">
          <table:table-cell table:formula="of:=[.A57]-2"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SQRT(32*[.F58]-[.F58]*[.F58])" office:value-type="float" office:value="15.9687194226713" calcext:value-type="float">
            <text:p>15,9687194226713</text:p>
          </table:table-cell>
          <table:table-cell table:formula="of:=ROUND([.G58];0)" office:value-type="float" office:value="16" calcext:value-type="float">
            <text:p>16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SIN([.J58])" office:value-type="float" office:value="0.997494986604054" calcext:value-type="float">
            <text:p>0,997494986604054</text:p>
          </table:table-cell>
          <table:table-cell table:formula="of:=[.K58]*16" office:value-type="float" office:value="15.9599197856649" calcext:value-type="float">
            <text:p>15,9599197856649</text:p>
          </table:table-cell>
          <table:table-cell table:formula="of:=ROUND([.L58];0)" office:value-type="float" office:value="16" calcext:value-type="float">
            <text:p>16</text:p>
          </table:table-cell>
        </table:table-row>
        <table:table-row table:style-name="ro1">
          <table:table-cell table:formula="of:=[.A58]-2"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SQRT(32*[.F59]-[.F59]*[.F59])" office:value-type="float" office:value="16" calcext:value-type="float">
            <text:p>16</text:p>
          </table:table-cell>
          <table:table-cell table:formula="of:=ROUND([.G59];0)" office:value-type="float" office:value="16" calcext:value-type="float">
            <text:p>16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SIN([.J59])" office:value-type="float" office:value="0.999573603041505" calcext:value-type="float">
            <text:p>0,999573603041505</text:p>
          </table:table-cell>
          <table:table-cell table:formula="of:=[.K59]*16" office:value-type="float" office:value="15.9931776486641" calcext:value-type="float">
            <text:p>15,9931776486641</text:p>
          </table:table-cell>
          <table:table-cell table:formula="of:=ROUND([.L59];0)" office:value-type="float" office:value="16" calcext:value-type="float">
            <text:p>16</text:p>
          </table:table-cell>
        </table:table-row>
        <table:table-row table:style-name="ro1">
          <table:table-cell table:formula="of:=[.A59]-2"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.00.0000</text:date>, <text:time style:data-style-name="N2" text:time-value="19:12:59.733401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17T19:14:14.265842027</dc:date>
    <meta:editing-duration>PT5H2M24S</meta:editing-duration>
    <meta:editing-cycles>15</meta:editing-cycles>
    <meta:generator>LibreOffice/24.2.4.2$MacOSX_X86_64 LibreOffice_project/51a6219feb6075d9a4c46691dcfe0cd9c4fff3c2</meta:generator>
    <meta:document-statistic meta:table-count="1" meta:cell-count="2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60" svg:x="0.985cm" svg:y="0.314cm" svg:width="47.319cm" svg:height="15.083cm">
          <chart:coordinate-region svg:x="1.731cm" svg:y="0.515cm" svg:width="46.278cm" svg:height="14.6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0" chart:class="chart:scatter">
            <chart:domain table:cell-range-address="Sheet1.A2:Sheet1.A60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2:Sheet1.A60</svg:desc>
                </draw:g>
              </table:table-cell>
              <table:table-cell office:value-type="float" office:value="16">
                <text:p>16</text:p>
                <draw:g>
                  <svg:desc>Sheet1.B2:Sheet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">
                <text:p>2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">
                <text:p>24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">
                <text:p>2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">
                <text:p>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">
                <text:p>20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